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20.7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fo:background-color="#dddddd" fo:border="0.74pt solid #000000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ivel</text:p>
          </table:table-cell>
          <table:table-cell table:style-name="ce1" office:value-type="string" calcext:value-type="string">
            <text:p>slug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ontos</text:p>
          </table:table-cell>
          <table:table-cell table:style-name="ce4" table:formula="of:=COM.MICROSOFT.CONCAT(&quot;[&quot;;[.E2:.E32];&quot;]&quot;)" office:value-type="string" office:string-value="[{ nivel: 0, img: nivel_0, slug: 'Iniciante', description: '“Você consegue dar o primeiro passo!!”', pontos: 0},{ nivel: 1, img: nivel_1, slug: 'Nível 1', description: '“Toda grande caminhada começa com um simples passo!”', pontos: 5},{ nivel: 2, img: nivel_2, slug: 'Nível 2', description: '“Toda grande caminhada começa com um simples passo!”', pontos: 40},{ nivel: 3, img: nivel_3, slug: 'Nível 3', description: '“Toda grande caminhada começa com um simples passo!”', pontos: 75},{ nivel: 4, img: nivel_4, slug: 'Nível 4', description: '“Toda grande caminhada começa com um simples passo!”', pontos: 150},{ nivel: 5, img: nivel_5, slug: 'Nível 5', description: '“Toda grande caminhada começa com um simples passo!”', pontos: 225},{ nivel: 6, img: nivel_6, slug: 'Nível 6', description: '“Toda grande caminhada começa com um simples passo!”', pontos: 300},{ nivel: 7, img: nivel_7, slug: 'Nível 7', description: '“Toda grande caminhada começa com um simples passo!”', pontos: 360},{ nivel: 8, img: nivel_8, slug: 'Nível 8', description: '“Toda grande caminhada começa com um simples passo!”', pontos: 420},{ nivel: 9, img: nivel_9, slug: 'Nível 9', description: '“Toda grande caminhada começa com um simples passo!”', pontos: 480},{ nivel: 10, img: nivel_10, slug: 'Nível 10', description: '“Toda grande caminhada começa com um simples passo!”', pontos: 540},{ nivel: 11, img: nivel_11, slug: 'Nível 11', description: '“Toda grande caminhada começa com um simples passo!”', pontos: 600},{ nivel: 12, img: nivel_12, slug: 'Nível 12', description: '“Toda grande caminhada começa com um simples passo!”', pontos: 660},{ nivel: 13, img: nivel_13, slug: 'Nível 13', description: '“Toda grande caminhada começa com um simples passo!”', pontos: 720},{ nivel: 14, img: nivel_14, slug: 'Nível 14', description: '“Toda grande caminhada começa com um simples passo!”', pontos: 780},{ nivel: 15, img: nivel_15, slug: 'Nível 15', description: '“Toda grande caminhada começa com um simples passo!”', pontos: 840},{ nivel: 16, img: nivel_16, slug: 'Nível 16', description: '“Toda grande caminhada começa com um simples passo!”', pontos: 900},{ nivel: 17, img: nivel_17, slug: 'Nível 17', description: '“Toda grande caminhada começa com um simples passo!”', pontos: 960},{ nivel: 18, img: nivel_18, slug: 'Nível 18', description: '“Toda grande caminhada começa com um simples passo!”', pontos: 1020},{ nivel: 19, img: nivel_19, slug: 'Nível 19', description: '“Toda grande caminhada começa com um simples passo!”', pontos: 1080},{ nivel: 20, img: nivel_20, slug: 'Nível 20', description: '“Toda grande caminhada começa com um simples passo!”', pontos: 1140},{ nivel: 21, img: nivel_21, slug: 'Nível 21', description: '“Toda grande caminhada começa com um simples passo!”', pontos: 1200},{ nivel: 22, img: nivel_22, slug: 'Nível 22', description: '“Toda grande caminhada começa com um simples passo!”', pontos: 1260},{ nivel: 23, img: nivel_23, slug: 'Nível 23', description: '“Toda grande caminhada começa com um simples passo!”', pontos: 1320},{ nivel: 24, img: nivel_24, slug: 'Nível 24', description: '“Toda grande caminhada começa com um simples passo!”', pontos: 1380},{ nivel: 25, img: nivel_25, slug: 'Nível 25', description: '“Toda grande caminhada começa com um simples passo!”', pontos: 1440},{ nivel: 26, img: nivel_26, slug: 'Nível 26', description: '“Toda grande caminhada começa com um simples passo!”', pontos: 1500},{ nivel: 27, img: nivel_27, slug: 'Nível 27', description: '“Toda grande caminhada começa com um simples passo!”', pontos: 1560},{ nivel: 28, img: nivel_28, slug: 'Nível 28', description: '“Toda grande caminhada começa com um simples passo!”', pontos: 1620},{ nivel: 29, img: nivel_29, slug: 'Nível 29', description: '“Toda grande caminhada começa com um simples passo!”', pontos: 1680},{ nivel: 30, img: nivel_30, slug: 'Nível 30', description: '“Toda grande caminhada começa com um simples passo!”', pontos: 1825},]" calcext:value-type="string">
            <text:p>[{ nivel: 0, img: nivel_0, slug: 'Iniciante', description: '“Você consegue dar o primeiro passo!!”', pontos: 0},{ nivel: 1, img: nivel_1, slug: 'Nível 1', description: '“Toda grande caminhada começa com um simples passo!”', pontos: 5},{ nivel: 2, img: nivel_2, slug: 'Nível 2', description: '“Toda grande caminhada começa com um simples passo!”', pontos: 40},{ nivel: 3, img: nivel_3, slug: 'Nível 3', description: '“Toda grande caminhada começa com um simples passo!”', pontos: 75},{ nivel: 4, img: nivel_4, slug: 'Nível 4', description: '“Toda grande caminhada começa com um simples passo!”', pontos: 150},{ nivel: 5, img: nivel_5, slug: 'Nível 5', description: '“Toda grande caminhada começa com um simples passo!”', pontos: 225},{ nivel: 6, img: nivel_6, slug: 'Nível 6', description: '“Toda grande caminhada começa com um simples passo!”', pontos: 300},{ nivel: 7, img: nivel_7, slug: 'Nível 7', description: '“Toda grande caminhada começa com um simples passo!”', pontos: 360},{ nivel: 8, img: nivel_8, slug: 'Nível 8', description: '“Toda grande caminhada começa com um simples passo!”', pontos: 420},{ nivel: 9, img: nivel_9, slug: 'Nível 9', description: '“Toda grande caminhada começa com um simples passo!”', pontos: 480},{ nivel: 10, img: nivel_10, slug: 'Nível 10', description: '“Toda grande caminhada começa com um simples passo!”', pontos: 540},{ nivel: 11, img: nivel_11, slug: 'Nível 11', description: '“Toda grande caminhada começa com um simples passo!”', pontos: 600},{ nivel: 12, img: nivel_12, slug: 'Nível 12', description: '“Toda grande caminhada começa com um simples passo!”', pontos: 660},{ nivel: 13, img: nivel_13, slug: 'Nível 13', description: '“Toda grande caminhada começa com um simples passo!”', pontos: 720},{ nivel: 14, img: nivel_14, slug: 'Nível 14', description: '“Toda grande caminhada começa com um simples passo!”', pontos: 780},{ nivel: 15, img: nivel_15, slug: 'Nível 15', description: '“Toda grande caminhada começa com um simples passo!”', pontos: 840},{ nivel: 16, img: nivel_16, slug: 'Nível 16', description: '“Toda grande caminhada começa com um simples passo!”', pontos: 900},{ nivel: 17, img: nivel_17, slug: 'Nível 17', description: '“Toda grande caminhada começa com um simples passo!”', pontos: 960},{ nivel: 18, img: nivel_18, slug: 'Nível 18', description: '“Toda grande caminhada começa com um simples passo!”', pontos: 1020},{ nivel: 19, img: nivel_19, slug: 'Nível 19', description: '“Toda grande caminhada começa com um simples passo!”', pontos: 1080},{ nivel: 20, img: nivel_20, slug: 'Nível 20', description: '“Toda grande caminhada começa com um simples passo!”', pontos: 1140},{ nivel: 21, img: nivel_21, slug: 'Nível 21', description: '“Toda grande caminhada começa com um simples passo!”', pontos: 1200},{ nivel: 22, img: nivel_22, slug: 'Nível 22', description: '“Toda grande caminhada começa com um simples passo!”', pontos: 1260},{ nivel: 23, img: nivel_23, slug: 'Nível 23', description: '“Toda grande caminhada começa com um simples passo!”', pontos: 1320},{ nivel: 24, img: nivel_24, slug: 'Nível 24', description: '“Toda grande caminhada começa com um simples passo!”', pontos: 1380},{ nivel: 25, img: nivel_25, slug: 'Nível 25', description: '“Toda grande caminhada começa com um simples passo!”', pontos: 1440},{ nivel: 26, img: nivel_26, slug: 'Nível 26', description: '“Toda grande caminhada começa com um simples passo!”', pontos: 1500},{ nivel: 27, img: nivel_27, slug: 'Nível 27', description: '“Toda grande caminhada começa com um simples passo!”', pontos: 1560},{ nivel: 28, img: nivel_28, slug: 'Nível 28', description: '“Toda grande caminhada começa com um simples passo!”', pontos: 1620},{ nivel: 29, img: nivel_29, slug: 'Nível 29', description: '“Toda grande caminhada começa com um simples passo!”', pontos: 1680},{ nivel: 30, img: nivel_30, slug: 'Nível 30', description: '“Toda grande caminhada começa com um simples passo!”', pontos: 1825},]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iciante</text:p>
          </table:table-cell>
          <table:table-cell table:style-name="ce2" office:value-type="string" calcext:value-type="string">
            <text:p>Você consegue dar o primeiro passo!</text:p>
          </table:table-cell>
          <table:table-cell table:style-name="ce2" table:formula="of:=[.F2]*5" office:value-type="float" office:value="0" calcext:value-type="float">
            <text:p>0</text:p>
          </table:table-cell>
          <table:table-cell table:style-name="ce5" table:formula="of:=COM.MICROSOFT.CONCAT(&quot;{ nivel: &quot;;[.A2];&quot;, img: nivel_&quot;;[.A2];&quot;, slug: '&quot;;[.B2];&quot;', description: '“&quot;;[.C2];&quot;!”', pontos: &quot;;[.D2];&quot;},&quot;)" office:value-type="string" office:string-value="{ nivel: 0, img: nivel_0, slug: 'Iniciante', description: '“Você consegue dar o primeiro passo!!”', pontos: 0}," calcext:value-type="string">
            <text:p>{ nivel: 0, img: nivel_0, slug: 'Iniciante', description: '“Você consegue dar o primeiro passo!!”', pontos: 0}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COM.MICROSOFT.CONCAT(&quot;Nível &quot;;[.A3])" office:value-type="string" office:string-value="Nível 1" calcext:value-type="string">
            <text:p>Nível 1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3]*5" office:value-type="float" office:value="5" calcext:value-type="float">
            <text:p>5</text:p>
          </table:table-cell>
          <table:table-cell table:style-name="ce5" table:formula="of:=COM.MICROSOFT.CONCAT(&quot;{ nivel: &quot;;[.A3];&quot;, img: nivel_&quot;;[.A3];&quot;, slug: '&quot;;[.B3];&quot;', description: '“&quot;;[.C3];&quot;!”', pontos: &quot;;[.D3];&quot;},&quot;)" office:value-type="string" office:string-value="{ nivel: 1, img: nivel_1, slug: 'Nível 1', description: '“Toda grande caminhada começa com um simples passo!”', pontos: 5}," calcext:value-type="string">
            <text:p>{ nivel: 1, img: nivel_1, slug: 'Nível 1', description: '“Toda grande caminhada começa com um simples passo!”', pontos: 5}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COM.MICROSOFT.CONCAT(&quot;Nível &quot;;[.A4])" office:value-type="string" office:string-value="Nível 2" calcext:value-type="string">
            <text:p>Nível 2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4]*5" office:value-type="float" office:value="40" calcext:value-type="float">
            <text:p>40</text:p>
          </table:table-cell>
          <table:table-cell table:style-name="ce5" table:formula="of:=COM.MICROSOFT.CONCAT(&quot;{ nivel: &quot;;[.A4];&quot;, img: nivel_&quot;;[.A4];&quot;, slug: '&quot;;[.B4];&quot;', description: '“&quot;;[.C4];&quot;!”', pontos: &quot;;[.D4];&quot;},&quot;)" office:value-type="string" office:string-value="{ nivel: 2, img: nivel_2, slug: 'Nível 2', description: '“Toda grande caminhada começa com um simples passo!”', pontos: 40}," calcext:value-type="string">
            <text:p>{ nivel: 2, img: nivel_2, slug: 'Nível 2', description: '“Toda grande caminhada começa com um simples passo!”', pontos: 40},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COM.MICROSOFT.CONCAT(&quot;Nível &quot;;[.A5])" office:value-type="string" office:string-value="Nível 3" calcext:value-type="string">
            <text:p>Nível 3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5]*5" office:value-type="float" office:value="75" calcext:value-type="float">
            <text:p>75</text:p>
          </table:table-cell>
          <table:table-cell table:style-name="ce5" table:formula="of:=COM.MICROSOFT.CONCAT(&quot;{ nivel: &quot;;[.A5];&quot;, img: nivel_&quot;;[.A5];&quot;, slug: '&quot;;[.B5];&quot;', description: '“&quot;;[.C5];&quot;!”', pontos: &quot;;[.D5];&quot;},&quot;)" office:value-type="string" office:string-value="{ nivel: 3, img: nivel_3, slug: 'Nível 3', description: '“Toda grande caminhada começa com um simples passo!”', pontos: 75}," calcext:value-type="string">
            <text:p>{ nivel: 3, img: nivel_3, slug: 'Nível 3', description: '“Toda grande caminhada começa com um simples passo!”', pontos: 75},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COM.MICROSOFT.CONCAT(&quot;Nível &quot;;[.A6])" office:value-type="string" office:string-value="Nível 4" calcext:value-type="string">
            <text:p>Nível 4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6]*5" office:value-type="float" office:value="150" calcext:value-type="float">
            <text:p>150</text:p>
          </table:table-cell>
          <table:table-cell table:style-name="ce5" table:formula="of:=COM.MICROSOFT.CONCAT(&quot;{ nivel: &quot;;[.A6];&quot;, img: nivel_&quot;;[.A6];&quot;, slug: '&quot;;[.B6];&quot;', description: '“&quot;;[.C6];&quot;!”', pontos: &quot;;[.D6];&quot;},&quot;)" office:value-type="string" office:string-value="{ nivel: 4, img: nivel_4, slug: 'Nível 4', description: '“Toda grande caminhada começa com um simples passo!”', pontos: 150}," calcext:value-type="string">
            <text:p>{ nivel: 4, img: nivel_4, slug: 'Nível 4', description: '“Toda grande caminhada começa com um simples passo!”', pontos: 150},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COM.MICROSOFT.CONCAT(&quot;Nível &quot;;[.A7])" office:value-type="string" office:string-value="Nível 5" calcext:value-type="string">
            <text:p>Nível 5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7]*5" office:value-type="float" office:value="225" calcext:value-type="float">
            <text:p>225</text:p>
          </table:table-cell>
          <table:table-cell table:style-name="ce5" table:formula="of:=COM.MICROSOFT.CONCAT(&quot;{ nivel: &quot;;[.A7];&quot;, img: nivel_&quot;;[.A7];&quot;, slug: '&quot;;[.B7];&quot;', description: '“&quot;;[.C7];&quot;!”', pontos: &quot;;[.D7];&quot;},&quot;)" office:value-type="string" office:string-value="{ nivel: 5, img: nivel_5, slug: 'Nível 5', description: '“Toda grande caminhada começa com um simples passo!”', pontos: 225}," calcext:value-type="string">
            <text:p>{ nivel: 5, img: nivel_5, slug: 'Nível 5', description: '“Toda grande caminhada começa com um simples passo!”', pontos: 225},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COM.MICROSOFT.CONCAT(&quot;Nível &quot;;[.A8])" office:value-type="string" office:string-value="Nível 6" calcext:value-type="string">
            <text:p>Nível 6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8]*5" office:value-type="float" office:value="300" calcext:value-type="float">
            <text:p>300</text:p>
          </table:table-cell>
          <table:table-cell table:style-name="ce5" table:formula="of:=COM.MICROSOFT.CONCAT(&quot;{ nivel: &quot;;[.A8];&quot;, img: nivel_&quot;;[.A8];&quot;, slug: '&quot;;[.B8];&quot;', description: '“&quot;;[.C8];&quot;!”', pontos: &quot;;[.D8];&quot;},&quot;)" office:value-type="string" office:string-value="{ nivel: 6, img: nivel_6, slug: 'Nível 6', description: '“Toda grande caminhada começa com um simples passo!”', pontos: 300}," calcext:value-type="string">
            <text:p>{ nivel: 6, img: nivel_6, slug: 'Nível 6', description: '“Toda grande caminhada começa com um simples passo!”', pontos: 300},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COM.MICROSOFT.CONCAT(&quot;Nível &quot;;[.A9])" office:value-type="string" office:string-value="Nível 7" calcext:value-type="string">
            <text:p>Nível 7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9]*5" office:value-type="float" office:value="360" calcext:value-type="float">
            <text:p>360</text:p>
          </table:table-cell>
          <table:table-cell table:style-name="ce5" table:formula="of:=COM.MICROSOFT.CONCAT(&quot;{ nivel: &quot;;[.A9];&quot;, img: nivel_&quot;;[.A9];&quot;, slug: '&quot;;[.B9];&quot;', description: '“&quot;;[.C9];&quot;!”', pontos: &quot;;[.D9];&quot;},&quot;)" office:value-type="string" office:string-value="{ nivel: 7, img: nivel_7, slug: 'Nível 7', description: '“Toda grande caminhada começa com um simples passo!”', pontos: 360}," calcext:value-type="string">
            <text:p>{ nivel: 7, img: nivel_7, slug: 'Nível 7', description: '“Toda grande caminhada começa com um simples passo!”', pontos: 360},</text:p>
          </table:table-cell>
          <table:table-cell table:formula="of:=[.F8]+1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COM.MICROSOFT.CONCAT(&quot;Nível &quot;;[.A10])" office:value-type="string" office:string-value="Nível 8" calcext:value-type="string">
            <text:p>Nível 8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10]*5" office:value-type="float" office:value="420" calcext:value-type="float">
            <text:p>420</text:p>
          </table:table-cell>
          <table:table-cell table:style-name="ce5" table:formula="of:=COM.MICROSOFT.CONCAT(&quot;{ nivel: &quot;;[.A10];&quot;, img: nivel_&quot;;[.A10];&quot;, slug: '&quot;;[.B10];&quot;', description: '“&quot;;[.C10];&quot;!”', pontos: &quot;;[.D10];&quot;},&quot;)" office:value-type="string" office:string-value="{ nivel: 8, img: nivel_8, slug: 'Nível 8', description: '“Toda grande caminhada começa com um simples passo!”', pontos: 420}," calcext:value-type="string">
            <text:p>{ nivel: 8, img: nivel_8, slug: 'Nível 8', description: '“Toda grande caminhada começa com um simples passo!”', pontos: 420},</text:p>
          </table:table-cell>
          <table:table-cell table:formula="of:=[.F9]+12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COM.MICROSOFT.CONCAT(&quot;Nível &quot;;[.A11])" office:value-type="string" office:string-value="Nível 9" calcext:value-type="string">
            <text:p>Nível 9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11]*5" office:value-type="float" office:value="480" calcext:value-type="float">
            <text:p>480</text:p>
          </table:table-cell>
          <table:table-cell table:style-name="ce5" table:formula="of:=COM.MICROSOFT.CONCAT(&quot;{ nivel: &quot;;[.A11];&quot;, img: nivel_&quot;;[.A11];&quot;, slug: '&quot;;[.B11];&quot;', description: '“&quot;;[.C11];&quot;!”', pontos: &quot;;[.D11];&quot;},&quot;)" office:value-type="string" office:string-value="{ nivel: 9, img: nivel_9, slug: 'Nível 9', description: '“Toda grande caminhada começa com um simples passo!”', pontos: 480}," calcext:value-type="string">
            <text:p>{ nivel: 9, img: nivel_9, slug: 'Nível 9', description: '“Toda grande caminhada começa com um simples passo!”', pontos: 480},</text:p>
          </table:table-cell>
          <table:table-cell table:formula="of:=[.F10]+1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COM.MICROSOFT.CONCAT(&quot;Nível &quot;;[.A12])" office:value-type="string" office:string-value="Nível 10" calcext:value-type="string">
            <text:p>Nível 10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12]*5" office:value-type="float" office:value="540" calcext:value-type="float">
            <text:p>540</text:p>
          </table:table-cell>
          <table:table-cell table:style-name="ce5" table:formula="of:=COM.MICROSOFT.CONCAT(&quot;{ nivel: &quot;;[.A12];&quot;, img: nivel_&quot;;[.A12];&quot;, slug: '&quot;;[.B12];&quot;', description: '“&quot;;[.C12];&quot;!”', pontos: &quot;;[.D12];&quot;},&quot;)" office:value-type="string" office:string-value="{ nivel: 10, img: nivel_10, slug: 'Nível 10', description: '“Toda grande caminhada começa com um simples passo!”', pontos: 540}," calcext:value-type="string">
            <text:p>{ nivel: 10, img: nivel_10, slug: 'Nível 10', description: '“Toda grande caminhada começa com um simples passo!”', pontos: 540},</text:p>
          </table:table-cell>
          <table:table-cell table:formula="of:=[.F11]+1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COM.MICROSOFT.CONCAT(&quot;Nível &quot;;[.A13])" office:value-type="string" office:string-value="Nível 11" calcext:value-type="string">
            <text:p>Nível 11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13]*5" office:value-type="float" office:value="600" calcext:value-type="float">
            <text:p>600</text:p>
          </table:table-cell>
          <table:table-cell table:style-name="ce5" table:formula="of:=COM.MICROSOFT.CONCAT(&quot;{ nivel: &quot;;[.A13];&quot;, img: nivel_&quot;;[.A13];&quot;, slug: '&quot;;[.B13];&quot;', description: '“&quot;;[.C13];&quot;!”', pontos: &quot;;[.D13];&quot;},&quot;)" office:value-type="string" office:string-value="{ nivel: 11, img: nivel_11, slug: 'Nível 11', description: '“Toda grande caminhada começa com um simples passo!”', pontos: 600}," calcext:value-type="string">
            <text:p>{ nivel: 11, img: nivel_11, slug: 'Nível 11', description: '“Toda grande caminhada começa com um simples passo!”', pontos: 600},</text:p>
          </table:table-cell>
          <table:table-cell table:formula="of:=[.F12]+1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COM.MICROSOFT.CONCAT(&quot;Nível &quot;;[.A14])" office:value-type="string" office:string-value="Nível 12" calcext:value-type="string">
            <text:p>Nível 12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14]*5" office:value-type="float" office:value="660" calcext:value-type="float">
            <text:p>660</text:p>
          </table:table-cell>
          <table:table-cell table:style-name="ce5" table:formula="of:=COM.MICROSOFT.CONCAT(&quot;{ nivel: &quot;;[.A14];&quot;, img: nivel_&quot;;[.A14];&quot;, slug: '&quot;;[.B14];&quot;', description: '“&quot;;[.C14];&quot;!”', pontos: &quot;;[.D14];&quot;},&quot;)" office:value-type="string" office:string-value="{ nivel: 12, img: nivel_12, slug: 'Nível 12', description: '“Toda grande caminhada começa com um simples passo!”', pontos: 660}," calcext:value-type="string">
            <text:p>{ nivel: 12, img: nivel_12, slug: 'Nível 12', description: '“Toda grande caminhada começa com um simples passo!”', pontos: 660},</text:p>
          </table:table-cell>
          <table:table-cell table:formula="of:=[.F13]+12" office:value-type="float" office:value="132" calcext:value-type="float">
            <text:p>132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COM.MICROSOFT.CONCAT(&quot;Nível &quot;;[.A15])" office:value-type="string" office:string-value="Nível 13" calcext:value-type="string">
            <text:p>Nível 13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15]*5" office:value-type="float" office:value="720" calcext:value-type="float">
            <text:p>720</text:p>
          </table:table-cell>
          <table:table-cell table:style-name="ce5" table:formula="of:=COM.MICROSOFT.CONCAT(&quot;{ nivel: &quot;;[.A15];&quot;, img: nivel_&quot;;[.A15];&quot;, slug: '&quot;;[.B15];&quot;', description: '“&quot;;[.C15];&quot;!”', pontos: &quot;;[.D15];&quot;},&quot;)" office:value-type="string" office:string-value="{ nivel: 13, img: nivel_13, slug: 'Nível 13', description: '“Toda grande caminhada começa com um simples passo!”', pontos: 720}," calcext:value-type="string">
            <text:p>{ nivel: 13, img: nivel_13, slug: 'Nível 13', description: '“Toda grande caminhada começa com um simples passo!”', pontos: 720},</text:p>
          </table:table-cell>
          <table:table-cell table:formula="of:=[.F14]+1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COM.MICROSOFT.CONCAT(&quot;Nível &quot;;[.A16])" office:value-type="string" office:string-value="Nível 14" calcext:value-type="string">
            <text:p>Nível 14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16]*5" office:value-type="float" office:value="780" calcext:value-type="float">
            <text:p>780</text:p>
          </table:table-cell>
          <table:table-cell table:style-name="ce5" table:formula="of:=COM.MICROSOFT.CONCAT(&quot;{ nivel: &quot;;[.A16];&quot;, img: nivel_&quot;;[.A16];&quot;, slug: '&quot;;[.B16];&quot;', description: '“&quot;;[.C16];&quot;!”', pontos: &quot;;[.D16];&quot;},&quot;)" office:value-type="string" office:string-value="{ nivel: 14, img: nivel_14, slug: 'Nível 14', description: '“Toda grande caminhada começa com um simples passo!”', pontos: 780}," calcext:value-type="string">
            <text:p>{ nivel: 14, img: nivel_14, slug: 'Nível 14', description: '“Toda grande caminhada começa com um simples passo!”', pontos: 780},</text:p>
          </table:table-cell>
          <table:table-cell table:formula="of:=[.F15]+12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COM.MICROSOFT.CONCAT(&quot;Nível &quot;;[.A17])" office:value-type="string" office:string-value="Nível 15" calcext:value-type="string">
            <text:p>Nível 15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17]*5" office:value-type="float" office:value="840" calcext:value-type="float">
            <text:p>840</text:p>
          </table:table-cell>
          <table:table-cell table:style-name="ce5" table:formula="of:=COM.MICROSOFT.CONCAT(&quot;{ nivel: &quot;;[.A17];&quot;, img: nivel_&quot;;[.A17];&quot;, slug: '&quot;;[.B17];&quot;', description: '“&quot;;[.C17];&quot;!”', pontos: &quot;;[.D17];&quot;},&quot;)" office:value-type="string" office:string-value="{ nivel: 15, img: nivel_15, slug: 'Nível 15', description: '“Toda grande caminhada começa com um simples passo!”', pontos: 840}," calcext:value-type="string">
            <text:p>{ nivel: 15, img: nivel_15, slug: 'Nível 15', description: '“Toda grande caminhada começa com um simples passo!”', pontos: 840},</text:p>
          </table:table-cell>
          <table:table-cell table:formula="of:=[.F16]+12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COM.MICROSOFT.CONCAT(&quot;Nível &quot;;[.A18])" office:value-type="string" office:string-value="Nível 16" calcext:value-type="string">
            <text:p>Nível 16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18]*5" office:value-type="float" office:value="900" calcext:value-type="float">
            <text:p>900</text:p>
          </table:table-cell>
          <table:table-cell table:style-name="ce5" table:formula="of:=COM.MICROSOFT.CONCAT(&quot;{ nivel: &quot;;[.A18];&quot;, img: nivel_&quot;;[.A18];&quot;, slug: '&quot;;[.B18];&quot;', description: '“&quot;;[.C18];&quot;!”', pontos: &quot;;[.D18];&quot;},&quot;)" office:value-type="string" office:string-value="{ nivel: 16, img: nivel_16, slug: 'Nível 16', description: '“Toda grande caminhada começa com um simples passo!”', pontos: 900}," calcext:value-type="string">
            <text:p>{ nivel: 16, img: nivel_16, slug: 'Nível 16', description: '“Toda grande caminhada começa com um simples passo!”', pontos: 900},</text:p>
          </table:table-cell>
          <table:table-cell table:formula="of:=[.F17]+1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COM.MICROSOFT.CONCAT(&quot;Nível &quot;;[.A19])" office:value-type="string" office:string-value="Nível 17" calcext:value-type="string">
            <text:p>Nível 17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19]*5" office:value-type="float" office:value="960" calcext:value-type="float">
            <text:p>960</text:p>
          </table:table-cell>
          <table:table-cell table:style-name="ce5" table:formula="of:=COM.MICROSOFT.CONCAT(&quot;{ nivel: &quot;;[.A19];&quot;, img: nivel_&quot;;[.A19];&quot;, slug: '&quot;;[.B19];&quot;', description: '“&quot;;[.C19];&quot;!”', pontos: &quot;;[.D19];&quot;},&quot;)" office:value-type="string" office:string-value="{ nivel: 17, img: nivel_17, slug: 'Nível 17', description: '“Toda grande caminhada começa com um simples passo!”', pontos: 960}," calcext:value-type="string">
            <text:p>{ nivel: 17, img: nivel_17, slug: 'Nível 17', description: '“Toda grande caminhada começa com um simples passo!”', pontos: 960},</text:p>
          </table:table-cell>
          <table:table-cell table:formula="of:=[.F18]+12" office:value-type="float" office:value="192" calcext:value-type="float">
            <text:p>192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COM.MICROSOFT.CONCAT(&quot;Nível &quot;;[.A20])" office:value-type="string" office:string-value="Nível 18" calcext:value-type="string">
            <text:p>Nível 18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20]*5" office:value-type="float" office:value="1020" calcext:value-type="float">
            <text:p>1020</text:p>
          </table:table-cell>
          <table:table-cell table:style-name="ce5" table:formula="of:=COM.MICROSOFT.CONCAT(&quot;{ nivel: &quot;;[.A20];&quot;, img: nivel_&quot;;[.A20];&quot;, slug: '&quot;;[.B20];&quot;', description: '“&quot;;[.C20];&quot;!”', pontos: &quot;;[.D20];&quot;},&quot;)" office:value-type="string" office:string-value="{ nivel: 18, img: nivel_18, slug: 'Nível 18', description: '“Toda grande caminhada começa com um simples passo!”', pontos: 1020}," calcext:value-type="string">
            <text:p>{ nivel: 18, img: nivel_18, slug: 'Nível 18', description: '“Toda grande caminhada começa com um simples passo!”', pontos: 1020},</text:p>
          </table:table-cell>
          <table:table-cell table:formula="of:=[.F19]+12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COM.MICROSOFT.CONCAT(&quot;Nível &quot;;[.A21])" office:value-type="string" office:string-value="Nível 19" calcext:value-type="string">
            <text:p>Nível 19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21]*5" office:value-type="float" office:value="1080" calcext:value-type="float">
            <text:p>1080</text:p>
          </table:table-cell>
          <table:table-cell table:style-name="ce5" table:formula="of:=COM.MICROSOFT.CONCAT(&quot;{ nivel: &quot;;[.A21];&quot;, img: nivel_&quot;;[.A21];&quot;, slug: '&quot;;[.B21];&quot;', description: '“&quot;;[.C21];&quot;!”', pontos: &quot;;[.D21];&quot;},&quot;)" office:value-type="string" office:string-value="{ nivel: 19, img: nivel_19, slug: 'Nível 19', description: '“Toda grande caminhada começa com um simples passo!”', pontos: 1080}," calcext:value-type="string">
            <text:p>{ nivel: 19, img: nivel_19, slug: 'Nível 19', description: '“Toda grande caminhada começa com um simples passo!”', pontos: 1080},</text:p>
          </table:table-cell>
          <table:table-cell table:formula="of:=[.F20]+12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COM.MICROSOFT.CONCAT(&quot;Nível &quot;;[.A22])" office:value-type="string" office:string-value="Nível 20" calcext:value-type="string">
            <text:p>Nível 20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22]*5" office:value-type="float" office:value="1140" calcext:value-type="float">
            <text:p>1140</text:p>
          </table:table-cell>
          <table:table-cell table:style-name="ce5" table:formula="of:=COM.MICROSOFT.CONCAT(&quot;{ nivel: &quot;;[.A22];&quot;, img: nivel_&quot;;[.A22];&quot;, slug: '&quot;;[.B22];&quot;', description: '“&quot;;[.C22];&quot;!”', pontos: &quot;;[.D22];&quot;},&quot;)" office:value-type="string" office:string-value="{ nivel: 20, img: nivel_20, slug: 'Nível 20', description: '“Toda grande caminhada começa com um simples passo!”', pontos: 1140}," calcext:value-type="string">
            <text:p>{ nivel: 20, img: nivel_20, slug: 'Nível 20', description: '“Toda grande caminhada começa com um simples passo!”', pontos: 1140},</text:p>
          </table:table-cell>
          <table:table-cell table:formula="of:=[.F21]+1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COM.MICROSOFT.CONCAT(&quot;Nível &quot;;[.A23])" office:value-type="string" office:string-value="Nível 21" calcext:value-type="string">
            <text:p>Nível 21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23]*5" office:value-type="float" office:value="1200" calcext:value-type="float">
            <text:p>1200</text:p>
          </table:table-cell>
          <table:table-cell table:style-name="ce5" table:formula="of:=COM.MICROSOFT.CONCAT(&quot;{ nivel: &quot;;[.A23];&quot;, img: nivel_&quot;;[.A23];&quot;, slug: '&quot;;[.B23];&quot;', description: '“&quot;;[.C23];&quot;!”', pontos: &quot;;[.D23];&quot;},&quot;)" office:value-type="string" office:string-value="{ nivel: 21, img: nivel_21, slug: 'Nível 21', description: '“Toda grande caminhada começa com um simples passo!”', pontos: 1200}," calcext:value-type="string">
            <text:p>{ nivel: 21, img: nivel_21, slug: 'Nível 21', description: '“Toda grande caminhada começa com um simples passo!”', pontos: 1200},</text:p>
          </table:table-cell>
          <table:table-cell table:formula="of:=[.F22]+12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COM.MICROSOFT.CONCAT(&quot;Nível &quot;;[.A24])" office:value-type="string" office:string-value="Nível 22" calcext:value-type="string">
            <text:p>Nível 22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24]*5" office:value-type="float" office:value="1260" calcext:value-type="float">
            <text:p>1260</text:p>
          </table:table-cell>
          <table:table-cell table:style-name="ce5" table:formula="of:=COM.MICROSOFT.CONCAT(&quot;{ nivel: &quot;;[.A24];&quot;, img: nivel_&quot;;[.A24];&quot;, slug: '&quot;;[.B24];&quot;', description: '“&quot;;[.C24];&quot;!”', pontos: &quot;;[.D24];&quot;},&quot;)" office:value-type="string" office:string-value="{ nivel: 22, img: nivel_22, slug: 'Nível 22', description: '“Toda grande caminhada começa com um simples passo!”', pontos: 1260}," calcext:value-type="string">
            <text:p>{ nivel: 22, img: nivel_22, slug: 'Nível 22', description: '“Toda grande caminhada começa com um simples passo!”', pontos: 1260},</text:p>
          </table:table-cell>
          <table:table-cell table:formula="of:=[.F23]+12" office:value-type="float" office:value="252" calcext:value-type="float">
            <text:p>252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COM.MICROSOFT.CONCAT(&quot;Nível &quot;;[.A25])" office:value-type="string" office:string-value="Nível 23" calcext:value-type="string">
            <text:p>Nível 23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25]*5" office:value-type="float" office:value="1320" calcext:value-type="float">
            <text:p>1320</text:p>
          </table:table-cell>
          <table:table-cell table:style-name="ce5" table:formula="of:=COM.MICROSOFT.CONCAT(&quot;{ nivel: &quot;;[.A25];&quot;, img: nivel_&quot;;[.A25];&quot;, slug: '&quot;;[.B25];&quot;', description: '“&quot;;[.C25];&quot;!”', pontos: &quot;;[.D25];&quot;},&quot;)" office:value-type="string" office:string-value="{ nivel: 23, img: nivel_23, slug: 'Nível 23', description: '“Toda grande caminhada começa com um simples passo!”', pontos: 1320}," calcext:value-type="string">
            <text:p>{ nivel: 23, img: nivel_23, slug: 'Nível 23', description: '“Toda grande caminhada começa com um simples passo!”', pontos: 1320},</text:p>
          </table:table-cell>
          <table:table-cell table:formula="of:=[.F24]+12" office:value-type="float" office:value="264" calcext:value-type="float">
            <text:p>264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COM.MICROSOFT.CONCAT(&quot;Nível &quot;;[.A26])" office:value-type="string" office:string-value="Nível 24" calcext:value-type="string">
            <text:p>Nível 24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26]*5" office:value-type="float" office:value="1380" calcext:value-type="float">
            <text:p>1380</text:p>
          </table:table-cell>
          <table:table-cell table:style-name="ce5" table:formula="of:=COM.MICROSOFT.CONCAT(&quot;{ nivel: &quot;;[.A26];&quot;, img: nivel_&quot;;[.A26];&quot;, slug: '&quot;;[.B26];&quot;', description: '“&quot;;[.C26];&quot;!”', pontos: &quot;;[.D26];&quot;},&quot;)" office:value-type="string" office:string-value="{ nivel: 24, img: nivel_24, slug: 'Nível 24', description: '“Toda grande caminhada começa com um simples passo!”', pontos: 1380}," calcext:value-type="string">
            <text:p>{ nivel: 24, img: nivel_24, slug: 'Nível 24', description: '“Toda grande caminhada começa com um simples passo!”', pontos: 1380},</text:p>
          </table:table-cell>
          <table:table-cell table:formula="of:=[.F25]+12" office:value-type="float" office:value="276" calcext:value-type="float">
            <text:p>276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COM.MICROSOFT.CONCAT(&quot;Nível &quot;;[.A27])" office:value-type="string" office:string-value="Nível 25" calcext:value-type="string">
            <text:p>Nível 25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27]*5" office:value-type="float" office:value="1440" calcext:value-type="float">
            <text:p>1440</text:p>
          </table:table-cell>
          <table:table-cell table:style-name="ce5" table:formula="of:=COM.MICROSOFT.CONCAT(&quot;{ nivel: &quot;;[.A27];&quot;, img: nivel_&quot;;[.A27];&quot;, slug: '&quot;;[.B27];&quot;', description: '“&quot;;[.C27];&quot;!”', pontos: &quot;;[.D27];&quot;},&quot;)" office:value-type="string" office:string-value="{ nivel: 25, img: nivel_25, slug: 'Nível 25', description: '“Toda grande caminhada começa com um simples passo!”', pontos: 1440}," calcext:value-type="string">
            <text:p>{ nivel: 25, img: nivel_25, slug: 'Nível 25', description: '“Toda grande caminhada começa com um simples passo!”', pontos: 1440},</text:p>
          </table:table-cell>
          <table:table-cell table:formula="of:=[.F26]+12" office:value-type="float" office:value="288" calcext:value-type="float">
            <text:p>288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COM.MICROSOFT.CONCAT(&quot;Nível &quot;;[.A28])" office:value-type="string" office:string-value="Nível 26" calcext:value-type="string">
            <text:p>Nível 26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28]*5" office:value-type="float" office:value="1500" calcext:value-type="float">
            <text:p>1500</text:p>
          </table:table-cell>
          <table:table-cell table:style-name="ce5" table:formula="of:=COM.MICROSOFT.CONCAT(&quot;{ nivel: &quot;;[.A28];&quot;, img: nivel_&quot;;[.A28];&quot;, slug: '&quot;;[.B28];&quot;', description: '“&quot;;[.C28];&quot;!”', pontos: &quot;;[.D28];&quot;},&quot;)" office:value-type="string" office:string-value="{ nivel: 26, img: nivel_26, slug: 'Nível 26', description: '“Toda grande caminhada começa com um simples passo!”', pontos: 1500}," calcext:value-type="string">
            <text:p>{ nivel: 26, img: nivel_26, slug: 'Nível 26', description: '“Toda grande caminhada começa com um simples passo!”', pontos: 1500},</text:p>
          </table:table-cell>
          <table:table-cell table:formula="of:=[.F27]+12" office:value-type="float" office:value="300" calcext:value-type="float">
            <text:p>300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COM.MICROSOFT.CONCAT(&quot;Nível &quot;;[.A29])" office:value-type="string" office:string-value="Nível 27" calcext:value-type="string">
            <text:p>Nível 27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29]*5" office:value-type="float" office:value="1560" calcext:value-type="float">
            <text:p>1560</text:p>
          </table:table-cell>
          <table:table-cell table:style-name="ce5" table:formula="of:=COM.MICROSOFT.CONCAT(&quot;{ nivel: &quot;;[.A29];&quot;, img: nivel_&quot;;[.A29];&quot;, slug: '&quot;;[.B29];&quot;', description: '“&quot;;[.C29];&quot;!”', pontos: &quot;;[.D29];&quot;},&quot;)" office:value-type="string" office:string-value="{ nivel: 27, img: nivel_27, slug: 'Nível 27', description: '“Toda grande caminhada começa com um simples passo!”', pontos: 1560}," calcext:value-type="string">
            <text:p>{ nivel: 27, img: nivel_27, slug: 'Nível 27', description: '“Toda grande caminhada começa com um simples passo!”', pontos: 1560},</text:p>
          </table:table-cell>
          <table:table-cell table:formula="of:=[.F28]+12" office:value-type="float" office:value="312" calcext:value-type="float">
            <text:p>312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COM.MICROSOFT.CONCAT(&quot;Nível &quot;;[.A30])" office:value-type="string" office:string-value="Nível 28" calcext:value-type="string">
            <text:p>Nível 28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30]*5" office:value-type="float" office:value="1620" calcext:value-type="float">
            <text:p>1620</text:p>
          </table:table-cell>
          <table:table-cell table:style-name="ce5" table:formula="of:=COM.MICROSOFT.CONCAT(&quot;{ nivel: &quot;;[.A30];&quot;, img: nivel_&quot;;[.A30];&quot;, slug: '&quot;;[.B30];&quot;', description: '“&quot;;[.C30];&quot;!”', pontos: &quot;;[.D30];&quot;},&quot;)" office:value-type="string" office:string-value="{ nivel: 28, img: nivel_28, slug: 'Nível 28', description: '“Toda grande caminhada começa com um simples passo!”', pontos: 1620}," calcext:value-type="string">
            <text:p>{ nivel: 28, img: nivel_28, slug: 'Nível 28', description: '“Toda grande caminhada começa com um simples passo!”', pontos: 1620},</text:p>
          </table:table-cell>
          <table:table-cell table:formula="of:=[.F29]+12" office:value-type="float" office:value="324" calcext:value-type="float">
            <text:p>324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COM.MICROSOFT.CONCAT(&quot;Nível &quot;;[.A31])" office:value-type="string" office:string-value="Nível 29" calcext:value-type="string">
            <text:p>Nível 29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31]*5" office:value-type="float" office:value="1680" calcext:value-type="float">
            <text:p>1680</text:p>
          </table:table-cell>
          <table:table-cell table:style-name="ce5" table:formula="of:=COM.MICROSOFT.CONCAT(&quot;{ nivel: &quot;;[.A31];&quot;, img: nivel_&quot;;[.A31];&quot;, slug: '&quot;;[.B31];&quot;', description: '“&quot;;[.C31];&quot;!”', pontos: &quot;;[.D31];&quot;},&quot;)" office:value-type="string" office:string-value="{ nivel: 29, img: nivel_29, slug: 'Nível 29', description: '“Toda grande caminhada começa com um simples passo!”', pontos: 1680}," calcext:value-type="string">
            <text:p>{ nivel: 29, img: nivel_29, slug: 'Nível 29', description: '“Toda grande caminhada começa com um simples passo!”', pontos: 1680},</text:p>
          </table:table-cell>
          <table:table-cell table:formula="of:=[.F30]+12" office:value-type="float" office:value="336" calcext:value-type="float">
            <text:p>33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COM.MICROSOFT.CONCAT(&quot;Nível &quot;;[.A32])" office:value-type="string" office:string-value="Nível 30" calcext:value-type="string">
            <text:p>Nível 30</text:p>
          </table:table-cell>
          <table:table-cell table:style-name="ce2" office:value-type="string" calcext:value-type="string">
            <text:p>Toda grande caminhada começa com um simples passo</text:p>
          </table:table-cell>
          <table:table-cell table:style-name="ce2" table:formula="of:=[.F32]*5" office:value-type="float" office:value="1825" calcext:value-type="float">
            <text:p>1825</text:p>
          </table:table-cell>
          <table:table-cell table:style-name="ce5" table:formula="of:=COM.MICROSOFT.CONCAT(&quot;{ nivel: &quot;;[.A32];&quot;, img: nivel_&quot;;[.A32];&quot;, slug: '&quot;;[.B32];&quot;', description: '“&quot;;[.C32];&quot;!”', pontos: &quot;;[.D32];&quot;},&quot;)" office:value-type="string" office:string-value="{ nivel: 30, img: nivel_30, slug: 'Nível 30', description: '“Toda grande caminhada começa com um simples passo!”', pontos: 1825}," calcext:value-type="string">
            <text:p>{ nivel: 30, img: nivel_30, slug: 'Nível 30', description: '“Toda grande caminhada começa com um simples passo!”', pontos: 1825},</text:p>
          </table:table-cell>
          <table:table-cell office:value-type="float" office:value="365" calcext:value-type="float">
            <text:p>365</text:p>
          </table:table-cell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1T22:46:24.477000000</meta:creation-date>
    <dc:date>2022-10-22T00:21:43.957000000</dc:date>
    <meta:editing-duration>PT13M38S</meta:editing-duration>
    <meta:editing-cycles>2</meta:editing-cycles>
    <meta:generator>LibreOffice/7.3.2.2$Windows_X86_64 LibreOffice_project/49f2b1bff42cfccbd8f788c8dc32c1c309559be0</meta:generator>
    <meta:document-statistic meta:table-count="1" meta:cell-count="192" meta:object-count="0"/>
  </office:meta>
</office:document-meta>
</file>